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2.514cm" svg:height="1.006cm" svg:x="2.98cm" svg:y="10.001cm">
            <text:p text:style-name="P1"><text:span text:style-name="T1">1</text:span></text:p>
          </draw:rect>
          <draw:frame draw:style-name="gr2" draw:text-style-name="P4" draw:layer="layout" svg:width="0.83cm" svg:height="1.025cm" svg:x="2.954cm" svg:y="8.969cm">
            <draw:text-box>
              <text:p text:style-name="P3">a</text:p>
            </draw:text-box>
          </draw:frame>
        </draw:g>
        <draw:g>
          <draw:g>
            <draw:rect draw:style-name="gr1" draw:text-style-name="P2" draw:layer="layout" svg:width="2.514cm" svg:height="1.006cm" svg:x="2.98cm" svg:y="10.001cm">
              <text:p text:style-name="P1"><text:span text:style-name="T1">1</text:span></text:p>
            </draw:rect>
            <draw:frame draw:style-name="gr2" draw:text-style-name="P4" draw:layer="layout" svg:width="0.83cm" svg:height="1.025cm" svg:x="2.954cm" svg:y="8.969cm">
              <draw:text-box>
                <text:p text:style-name="P3">a</text:p>
              </draw:text-box>
            </draw:frame>
          </draw:g>
          <draw:rect draw:style-name="gr1" draw:text-style-name="P2" draw:layer="layout" svg:width="2.514cm" svg:height="1.006cm" svg:x="7.024cm" svg:y="9.974cm">
            <text:p text:style-name="P1"><text:span text:style-name="T1">2</text:span></text:p>
          </draw:rect>
          <draw:frame draw:style-name="gr2" draw:text-style-name="P4" draw:layer="layout" svg:width="0.83cm" svg:height="1.025cm" svg:x="6.998cm" svg:y="8.942cm">
            <draw:text-box>
              <text:p text:style-name="P3">b</text:p>
            </draw:text-box>
          </draw:frame>
          <draw:rect draw:style-name="gr1" draw:text-style-name="P2" draw:layer="layout" svg:width="2.514cm" svg:height="1.006cm" svg:x="11.04cm" svg:y="10.001cm">
            <text:p text:style-name="P1"><text:span text:style-name="T1">1</text:span></text:p>
          </draw:rect>
          <draw:frame draw:style-name="gr2" draw:text-style-name="P4" draw:layer="layout" svg:width="0.83cm" svg:height="1.025cm" svg:x="11.014cm" svg:y="8.969cm">
            <draw:text-box>
              <text:p text:style-name="P3">c</text:p>
            </draw:text-box>
          </draw:frame>
          <draw:g>
            <draw:rect draw:style-name="gr1" draw:text-style-name="P2" draw:layer="layout" svg:width="2.514cm" svg:height="1.006cm" svg:x="2.98cm" svg:y="10.001cm">
              <text:p text:style-name="P1"><text:span text:style-name="T1">1</text:span></text:p>
            </draw:rect>
            <draw:frame draw:style-name="gr2" draw:text-style-name="P4" draw:layer="layout" svg:width="0.83cm" svg:height="1.025cm" svg:x="2.954cm" svg:y="8.969cm">
              <draw:text-box>
                <text:p text:style-name="P3">a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3-10-19T10:08:54</meta:creation-date>
    <dc:date>2003-10-19T11:04:28</dc:date>
    <dc:language>fr-BE</dc:language>
    <meta:editing-cycles>3</meta:editing-cycles>
    <meta:editing-duration>PT55M40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